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apple-system, BlinkMacSystemFont, 'Segoe UI', Helvetica, Arial, sans-serif, 'Apple Color Emoji', 'Segoe UI Emoji', 'Segoe UI Symbol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Inter"/>
    </style:style>
    <style:style style:name="P2" style:family="paragraph" style:parent-style-name="Heading_20_3">
      <style:text-properties style:font-name="arial"/>
    </style:style>
    <style:style style:name="P3" style:family="paragraph" style:parent-style-name="Heading_20_3">
      <style:text-properties officeooo:paragraph-rsid="00180db0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officeooo:paragraph-rsid="0018ac19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180db0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arial"/>
    </style:style>
    <style:style style:name="T1" style:family="text">
      <style:text-properties fo:font-variant="normal" fo:text-transform="none" fo:color="#0366d6" style:text-line-through-style="none" style:text-line-through-type="none" style:font-name="Inter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366d6" style:font-name="Inter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2a6099" fo:font-size="18pt" fo:letter-spacing="normal" fo:font-style="normal" fo:font-weight="bold" style:font-size-asian="24pt" style:font-size-complex="24pt"/>
    </style:style>
    <style:style style:name="T7" style:family="text">
      <style:text-properties fo:font-variant="normal" fo:text-transform="none" fo:color="#2a6099" fo:font-size="18pt" fo:letter-spacing="normal" fo:font-style="normal" fo:font-weight="bold" officeooo:rsid="0019e401" style:font-size-asian="24pt" style:font-size-complex="24pt"/>
    </style:style>
    <style:style style:name="T8" style:family="text">
      <style:text-properties fo:font-variant="normal" fo:text-transform="none" fo:color="#2a6099" fo:letter-spacing="normal" fo:font-style="normal" fo:font-weight="bold"/>
    </style:style>
    <style:style style:name="T9" style:family="text">
      <style:text-properties fo:font-variant="normal" fo:text-transform="none" fo:color="#2a6099" fo:font-size="16pt" fo:letter-spacing="normal" fo:font-style="normal" fo:font-weight="bold" style:font-size-asian="24pt" style:font-size-complex="24pt"/>
    </style:style>
    <style:style style:name="T10" style:family="text">
      <style:text-properties fo:font-variant="normal" fo:text-transform="none" fo:color="#2a6099" fo:font-size="14pt" fo:letter-spacing="normal" fo:font-style="normal" fo:font-weight="bold" style:font-size-asian="24pt" style:font-size-complex="24pt"/>
    </style:style>
    <style:style style:name="T11" style:family="text">
      <style:text-properties fo:font-variant="normal" fo:text-transform="none" fo:color="#2a6099" fo:font-size="12pt" fo:letter-spacing="normal" fo:font-style="normal" fo:font-weight="bold" style:font-size-asian="24pt" style:font-size-complex="24pt"/>
    </style:style>
    <style:style style:name="T12" style:family="text">
      <style:text-properties fo:font-variant="normal" fo:text-transform="none" fo:color="#2a6099" fo:font-size="10pt" fo:letter-spacing="normal" fo:font-style="normal" fo:font-weight="bold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7">Github </text:span><text:span text:style-name="T6">Issue event types</text:span></text:h>
      <text:p text:style-name="P5"><text:a xlink:type="simple" xlink:href="https://docs.github.com/en/free-pro-team@latest/developers/webhooks-and-events/issue-event-types" text:style-name="Internet_20_link" text:visited-style-name="Visited_20_Internet_20_Link"><text:span text:style-name="T12">https://docs.github.com/en/free-pro-team@latest/developers/webhooks-and-events/issue-event-types</text:span></text:a></text:p>
      <text:p text:style-name="P10"/>
      <text:p text:style-name="P4"/>
      <text:h text:style-name="P2" text:outline-level="3"><text:bookmark text:name="added_to_project"/><text:a xlink:type="simple" xlink:href="https://docs.github.com/en/free-pro-team@latest/developers/webhooks-and-events/issue-event-types#added_to_project" text:style-name="Internet_20_link" text:visited-style-name="Visited_20_Internet_20_Link"><text:span text:style-name="T1">added_to_project</text:span></text:a></text:h>
      <text:p text:style-name="P6"><text:span text:style-name="T4">The issue or pull request was added to a project board. You only see this event in responses when project boards have been </text:span><text:a xlink:type="simple" xlink:href="https://docs.github.com/en/free-pro-team@latest/articles/disabling-project-boards-in-a-repository" text:style-name="Internet_20_link" text:visited-style-name="Visited_20_Internet_20_Link"><text:span text:style-name="T2">enabled</text:span></text:a><text:span text:style-name="T4"> in the repository.</text:span></text:p>
      <text:h text:style-name="P2" text:outline-level="3"><text:bookmark text:name="assigned"/><text:a xlink:type="simple" xlink:href="https://docs.github.com/en/free-pro-team@latest/developers/webhooks-and-events/issue-event-types#assigned" text:style-name="Internet_20_link" text:visited-style-name="Visited_20_Internet_20_Link"><text:span text:style-name="T1">assigned</text:span></text:a></text:h>
      <text:p text:style-name="P8">The issue or pull request was assigned to a user.</text:p>
      <text:h text:style-name="P2" text:outline-level="3"><text:bookmark text:name="automatic_base_change_failed"/><text:a xlink:type="simple" xlink:href="https://docs.github.com/en/free-pro-team@latest/developers/webhooks-and-events/issue-event-types#automatic_base_change_failed" text:style-name="Internet_20_link" text:visited-style-name="Visited_20_Internet_20_Link"><text:span text:style-name="T1">automatic_base_change_failed</text:span></text:a></text:h>
      <text:p text:style-name="P8">GitHub unsuccessfully attempted to automatically change the base branch of the pull request.</text:p>
      <text:h text:style-name="P2" text:outline-level="3"><text:bookmark text:name="automatic_base_change_succeeded"/><text:a xlink:type="simple" xlink:href="https://docs.github.com/en/free-pro-team@latest/developers/webhooks-and-events/issue-event-types#automatic_base_change_succeeded" text:style-name="Internet_20_link" text:visited-style-name="Visited_20_Internet_20_Link"><text:span text:style-name="T1">automatic_base_change_succeeded</text:span></text:a></text:h>
      <text:p text:style-name="P8">GitHub successfully attempted to automatically change the base branch of the pull request.</text:p>
      <text:h text:style-name="P2" text:outline-level="3"><text:bookmark text:name="base_ref_changed"/><text:a xlink:type="simple" xlink:href="https://docs.github.com/en/free-pro-team@latest/developers/webhooks-and-events/issue-event-types#base_ref_changed" text:style-name="Internet_20_link" text:visited-style-name="Visited_20_Internet_20_Link"><text:span text:style-name="T1">base_ref_changed</text:span></text:a></text:h>
      <text:p text:style-name="P8">The base reference branch of the pull request changed.</text:p>
      <text:h text:style-name="P2" text:outline-level="3"><text:bookmark text:name="closed"/><text:a xlink:type="simple" xlink:href="https://docs.github.com/en/free-pro-team@latest/developers/webhooks-and-events/issue-event-types#closed" text:style-name="Internet_20_link" text:visited-style-name="Visited_20_Internet_20_Link"><text:span text:style-name="T1">closed</text:span></text:a></text:h>
      <text:p text:style-name="P9"><text:span text:style-name="T4">The issue or pull request was closed. When the </text:span><text:span text:style-name="Source_20_Text"><text:span text:style-name="T5">commit_id</text:span></text:span><text:span text:style-name="T4"> is present, it identifies the commit that closed the issue using "closes / fixes" syntax.</text:span></text:p>
      <text:p text:style-name="P9"><text:span text:style-name="T4"/></text:p>
      <text:h text:style-name="P2" text:outline-level="3"><text:bookmark text:name="commented"/><text:a xlink:type="simple" xlink:href="https://docs.github.com/en/free-pro-team@latest/developers/webhooks-and-events/issue-event-types#commented" text:style-name="Internet_20_link" text:visited-style-name="Visited_20_Internet_20_Link"><text:span text:style-name="T1">commented</text:span></text:a></text:h>
      <text:p text:style-name="P8">A comment was added to the issue or pull request.</text:p>
      <text:h text:style-name="P2" text:outline-level="3"><text:bookmark text:name="committed"/><text:a xlink:type="simple" xlink:href="https://docs.github.com/en/free-pro-team@latest/developers/webhooks-and-events/issue-event-types#committed" text:style-name="Internet_20_link" text:visited-style-name="Visited_20_Internet_20_Link"><text:span text:style-name="T1">committed</text:span></text:a></text:h>
      <text:p text:style-name="P9"><text:span text:style-name="T4">A commit was added to the pull request's </text:span><text:span text:style-name="Source_20_Text"><text:span text:style-name="T5">HEAD</text:span></text:span><text:span text:style-name="T4"> branch.</text:span></text:p>
      <text:p text:style-name="Text_20_body"><text:line-break/><text:bookmark text:name="connected"/><text:a xlink:type="simple" xlink:href="https://docs.github.com/en/free-pro-team@latest/developers/webhooks-and-events/issue-event-types#connected" text:style-name="Internet_20_link" text:visited-style-name="Visited_20_Internet_20_Link"><text:span text:style-name="T1">connected</text:span></text:a></text:p>
      <text:p text:style-name="P6"><text:span text:style-name="T4">The issue or pull request was linked to another issue or pull request. For more information, see "</text:span><text:a xlink:type="simple" xlink:href="https://docs.github.com/en/free-pro-team@latest/github/managing-your-work-on-github/linking-a-pull-request-to-an-issue" text:style-name="Internet_20_link" text:visited-style-name="Visited_20_Internet_20_Link"><text:span text:style-name="T2">Linking a pull request to an issue</text:span></text:a><text:span text:style-name="T4">".</text:span></text:p>
      <text:h text:style-name="Heading_20_3" text:outline-level="3"><text:bookmark text:name="convert_to_draft"/><text:a xlink:type="simple" xlink:href="https://docs.github.com/en/free-pro-team@latest/developers/webhooks-and-events/issue-event-types#convert_to_draft" text:style-name="Internet_20_link" text:visited-style-name="Visited_20_Internet_20_Link"><text:span text:style-name="T1">convert_to_draft</text:span></text:a></text:h>
      <text:p text:style-name="P8">The pull request was converted to draft mode.</text:p>
      <text:h text:style-name="Heading_20_3" text:outline-level="3"><text:bookmark text:name="converted_note_to_issue"/><text:soft-page-break/><text:a xlink:type="simple" xlink:href="https://docs.github.com/en/free-pro-team@latest/developers/webhooks-and-events/issue-event-types#converted_note_to_issue" text:style-name="Internet_20_link" text:visited-style-name="Visited_20_Internet_20_Link"><text:span text:style-name="T3">converted_note_to_issue</text:span></text:a></text:h>
      <text:p text:style-name="P6"><text:span text:style-name="T4">The issue was created by converting a note in a project board to an issue. You only see this event in responses when project boards have been </text:span><text:a xlink:type="simple" xlink:href="https://docs.github.com/en/free-pro-team@latest/articles/disabling-project-boards-in-a-repository" text:style-name="Internet_20_link" text:visited-style-name="Visited_20_Internet_20_Link"><text:span text:style-name="T2">enabled</text:span></text:a><text:span text:style-name="T4"> in the repository.</text:span></text:p>
      <text:h text:style-name="Heading_20_3" text:outline-level="3"><text:bookmark text:name="cross-referenced"/><text:a xlink:type="simple" xlink:href="https://docs.github.com/en/free-pro-team@latest/developers/webhooks-and-events/issue-event-types#cross-referenced" text:style-name="Internet_20_link" text:visited-style-name="Visited_20_Internet_20_Link"><text:span text:style-name="T1">cross-referenced</text:span></text:a></text:h>
      <text:p text:style-name="P8">The issue or pull request was referenced from another issue or pull request.</text:p>
      <text:h text:style-name="Heading_20_3" text:outline-level="3"><text:bookmark text:name="demilestoned"/><text:a xlink:type="simple" xlink:href="https://docs.github.com/en/free-pro-team@latest/developers/webhooks-and-events/issue-event-types#demilestoned" text:style-name="Internet_20_link" text:visited-style-name="Visited_20_Internet_20_Link"><text:span text:style-name="T1">demilestoned</text:span></text:a></text:h>
      <text:p text:style-name="P8">The issue or pull request was removed from a milestone.</text:p>
      <text:h text:style-name="Heading_20_3" text:outline-level="3"><text:bookmark text:name="deployed"/><text:a xlink:type="simple" xlink:href="https://docs.github.com/en/free-pro-team@latest/developers/webhooks-and-events/issue-event-types#deployed" text:style-name="Internet_20_link" text:visited-style-name="Visited_20_Internet_20_Link"><text:span text:style-name="T1">deployed</text:span></text:a></text:h>
      <text:p text:style-name="P8">The pull request was deployed.</text:p>
      <text:h text:style-name="Heading_20_3" text:outline-level="3"><text:bookmark text:name="deployment_environment_changed"/><text:a xlink:type="simple" xlink:href="https://docs.github.com/en/free-pro-team@latest/developers/webhooks-and-events/issue-event-types#deployment_environment_changed" text:style-name="Internet_20_link" text:visited-style-name="Visited_20_Internet_20_Link"><text:span text:style-name="T1">deployment_environment_changed</text:span></text:a></text:h>
      <text:p text:style-name="P8">The pull request deployment environment was changed.</text:p>
      <text:h text:style-name="Heading_20_3" text:outline-level="3"><text:bookmark text:name="disconnected"/><text:a xlink:type="simple" xlink:href="https://docs.github.com/en/free-pro-team@latest/developers/webhooks-and-events/issue-event-types#disconnected" text:style-name="Internet_20_link" text:visited-style-name="Visited_20_Internet_20_Link"><text:span text:style-name="T1">disconnected</text:span></text:a></text:h>
      <text:p text:style-name="P6"><text:span text:style-name="T4">The issue or pull request was unlinked from another issue or pull request. For more information, see "</text:span><text:a xlink:type="simple" xlink:href="https://docs.github.com/en/free-pro-team@latest/github/managing-your-work-on-github/linking-a-pull-request-to-an-issue" text:style-name="Internet_20_link" text:visited-style-name="Visited_20_Internet_20_Link"><text:span text:style-name="T2">Linking a pull request to an issue</text:span></text:a><text:span text:style-name="T4">".</text:span></text:p>
      <text:h text:style-name="Heading_20_3" text:outline-level="3"><text:bookmark text:name="head_ref_deleted"/><text:a xlink:type="simple" xlink:href="https://docs.github.com/en/free-pro-team@latest/developers/webhooks-and-events/issue-event-types#head_ref_deleted" text:style-name="Internet_20_link" text:visited-style-name="Visited_20_Internet_20_Link"><text:span text:style-name="T1">head_ref_deleted</text:span></text:a></text:h>
      <text:p text:style-name="P9"><text:span text:style-name="T4">The pull request's </text:span><text:span text:style-name="Source_20_Text"><text:span text:style-name="T5">HEAD</text:span></text:span><text:span text:style-name="T4"> branch was deleted.</text:span></text:p>
      <text:p text:style-name="Text_20_body"/>
      <text:h text:style-name="Heading_20_3" text:outline-level="3"><text:bookmark text:name="head_ref_restored"/><text:a xlink:type="simple" xlink:href="https://docs.github.com/en/free-pro-team@latest/developers/webhooks-and-events/issue-event-types#head_ref_restored" text:style-name="Internet_20_link" text:visited-style-name="Visited_20_Internet_20_Link"><text:span text:style-name="T1">head_ref_restored</text:span></text:a></text:h>
      <text:p text:style-name="P9"><text:span text:style-name="T4">The pull request's </text:span><text:span text:style-name="Source_20_Text"><text:span text:style-name="T5">HEAD</text:span></text:span><text:span text:style-name="T4"> branch was restored to the last known commit.</text:span></text:p>
      <text:p text:style-name="Text_20_body"/>
      <text:h text:style-name="Heading_20_3" text:outline-level="3"><text:bookmark text:name="labeled"/><text:a xlink:type="simple" xlink:href="https://docs.github.com/en/free-pro-team@latest/developers/webhooks-and-events/issue-event-types#labeled" text:style-name="Internet_20_link" text:visited-style-name="Visited_20_Internet_20_Link"><text:span text:style-name="T1">labeled</text:span></text:a></text:h>
      <text:p text:style-name="P8">A label was added to the issue or pull request.</text:p>
      <text:h text:style-name="Heading_20_3" text:outline-level="3"><text:bookmark text:name="locked"/><text:a xlink:type="simple" xlink:href="https://docs.github.com/en/free-pro-team@latest/developers/webhooks-and-events/issue-event-types#locked" text:style-name="Internet_20_link" text:visited-style-name="Visited_20_Internet_20_Link"><text:span text:style-name="T1">locked</text:span></text:a></text:h>
      <text:p text:style-name="P8">The issue or pull request was locked.</text:p>
      <text:h text:style-name="Heading_20_3" text:outline-level="3"><text:bookmark text:name="mentioned"/><text:a xlink:type="simple" xlink:href="https://docs.github.com/en/free-pro-team@latest/developers/webhooks-and-events/issue-event-types#mentioned" text:style-name="Internet_20_link" text:visited-style-name="Visited_20_Internet_20_Link"><text:span text:style-name="T1">mentioned</text:span></text:a></text:h>
      <text:p text:style-name="P9"><text:span text:style-name="T4">The </text:span><text:span text:style-name="Source_20_Text"><text:span text:style-name="T5">actor</text:span></text:span><text:span text:style-name="T4"> was </text:span><text:span text:style-name="Source_20_Text"><text:span text:style-name="T5">@mentioned</text:span></text:span><text:span text:style-name="T4"> in an issue or pull request body.</text:span></text:p>
      <text:p text:style-name="Text_20_body"/>
      <text:h text:style-name="Heading_20_3" text:outline-level="3"><text:bookmark text:name="marked_as_duplicate"/><text:soft-page-break/><text:a xlink:type="simple" xlink:href="https://docs.github.com/en/free-pro-team@latest/developers/webhooks-and-events/issue-event-types#marked_as_duplicate" text:style-name="Internet_20_link" text:visited-style-name="Visited_20_Internet_20_Link"><text:span text:style-name="T1">marked_as_duplicate</text:span></text:a></text:h>
      <text:p text:style-name="P8">A user with write permissions marked an issue as a duplicate of another issue, or a pull request as a duplicate of another pull request.</text:p>
      <text:h text:style-name="Heading_20_3" text:outline-level="3"><text:bookmark text:name="merged"/><text:a xlink:type="simple" xlink:href="https://docs.github.com/en/free-pro-team@latest/developers/webhooks-and-events/issue-event-types#merged" text:style-name="Internet_20_link" text:visited-style-name="Visited_20_Internet_20_Link"><text:span text:style-name="T1">merged</text:span></text:a></text:h>
      <text:p text:style-name="P9"><text:span text:style-name="T4">The pull request was merged. The </text:span><text:span text:style-name="Source_20_Text"><text:span text:style-name="T5">commit_id</text:span></text:span><text:span text:style-name="T4"> attribute is the SHA1 of the </text:span><text:span text:style-name="Source_20_Text"><text:span text:style-name="T5">HEAD</text:span></text:span><text:span text:style-name="T4"> commit that was merged. The </text:span><text:span text:style-name="Source_20_Text"><text:span text:style-name="T5">commit_repository</text:span></text:span><text:span text:style-name="T4"> is always the same as the main repository.</text:span></text:p>
      <text:p text:style-name="Text_20_body"/>
      <text:h text:style-name="Heading_20_3" text:outline-level="3"><text:bookmark text:name="milestoned"/><text:a xlink:type="simple" xlink:href="https://docs.github.com/en/free-pro-team@latest/developers/webhooks-and-events/issue-event-types#milestoned" text:style-name="Internet_20_link" text:visited-style-name="Visited_20_Internet_20_Link"><text:span text:style-name="T1">milestoned</text:span></text:a></text:h>
      <text:p text:style-name="P8">The issue or pull request was added to a milestone.</text:p>
      <text:h text:style-name="Heading_20_3" text:outline-level="3"><text:bookmark text:name="moved_columns_in_project"/><text:a xlink:type="simple" xlink:href="https://docs.github.com/en/free-pro-team@latest/developers/webhooks-and-events/issue-event-types#moved_columns_in_project" text:style-name="Internet_20_link" text:visited-style-name="Visited_20_Internet_20_Link"><text:span text:style-name="T1">moved_columns_in_project</text:span></text:a></text:h>
      <text:p text:style-name="P6"><text:span text:style-name="T4">The issue or pull request was moved between columns in a project board. You only see this event in responses when project boards have been </text:span><text:a xlink:type="simple" xlink:href="https://docs.github.com/en/free-pro-team@latest/articles/disabling-project-boards-in-a-repository" text:style-name="Internet_20_link" text:visited-style-name="Visited_20_Internet_20_Link"><text:span text:style-name="T2">enabled</text:span></text:a><text:span text:style-name="T4"> in the repository.</text:span></text:p>
      <text:h text:style-name="Heading_20_3" text:outline-level="3"><text:bookmark text:name="pinned"/><text:a xlink:type="simple" xlink:href="https://docs.github.com/en/free-pro-team@latest/developers/webhooks-and-events/issue-event-types#pinned" text:style-name="Internet_20_link" text:visited-style-name="Visited_20_Internet_20_Link"><text:span text:style-name="T1">pinned</text:span></text:a></text:h>
      <text:p text:style-name="P8">The issue was pinned.</text:p>
      <text:h text:style-name="Heading_20_3" text:outline-level="3"><text:bookmark text:name="ready_for_review"/><text:a xlink:type="simple" xlink:href="https://docs.github.com/en/free-pro-team@latest/developers/webhooks-and-events/issue-event-types#ready_for_review" text:style-name="Internet_20_link" text:visited-style-name="Visited_20_Internet_20_Link"><text:span text:style-name="T1">ready_for_review</text:span></text:a></text:h>
      <text:p text:style-name="P8">A pull request was created that is not in draft mode.</text:p>
      <text:h text:style-name="Heading_20_3" text:outline-level="3"><text:bookmark text:name="referenced"/><text:a xlink:type="simple" xlink:href="https://docs.github.com/en/free-pro-team@latest/developers/webhooks-and-events/issue-event-types#referenced" text:style-name="Internet_20_link" text:visited-style-name="Visited_20_Internet_20_Link"><text:span text:style-name="T1">referenced</text:span></text:a></text:h>
      <text:p text:style-name="P9"><text:span text:style-name="T4">The issue was referenced from a commit message. The </text:span><text:span text:style-name="Source_20_Text"><text:span text:style-name="T5">commit_id</text:span></text:span><text:span text:style-name="T4"> attribute is the commit SHA1 of where that happened and the commit_repository is where that commit was pushed.</text:span></text:p>
      <text:h text:style-name="P3" text:outline-level="3"><text:a xlink:type="simple" xlink:href="https://docs.github.com/en/free-pro-team@latest/developers/webhooks-and-events/issue-event-types#removed_from_project" text:style-name="Internet_20_link" text:visited-style-name="Visited_20_Internet_20_Link"><text:span text:style-name="T1"/></text:a></text:h>
      <text:h text:style-name="P3" text:outline-level="3"><text:bookmark text:name="removed_from_project"/><text:a xlink:type="simple" xlink:href="https://docs.github.com/en/free-pro-team@latest/developers/webhooks-and-events/issue-event-types#removed_from_project" text:style-name="Internet_20_link" text:visited-style-name="Visited_20_Internet_20_Link"><text:span text:style-name="T1">removed_from_project</text:span></text:a></text:h>
      <text:p text:style-name="P7"><text:span text:style-name="T4">The issue or pull request was removed from a project board. You only see this event in responses when project boards have been </text:span><text:a xlink:type="simple" xlink:href="https://docs.github.com/en/free-pro-team@latest/articles/disabling-project-boards-in-a-repository" text:style-name="Internet_20_link" text:visited-style-name="Visited_20_Internet_20_Link"><text:span text:style-name="T2">enabled</text:span></text:a><text:span text:style-name="T4"> in the repository.</text:span></text:p>
      <text:h text:style-name="Heading_20_3" text:outline-level="3"><text:bookmark text:name="renamed"/><text:a xlink:type="simple" xlink:href="https://docs.github.com/en/free-pro-team@latest/developers/webhooks-and-events/issue-event-types#renamed" text:style-name="Internet_20_link" text:visited-style-name="Visited_20_Internet_20_Link"><text:span text:style-name="T1">renamed</text:span></text:a></text:h>
      <text:p text:style-name="P8">The issue or pull request title was changed.</text:p>
      <text:h text:style-name="Heading_20_3" text:outline-level="3"><text:bookmark text:name="reopened"/><text:a xlink:type="simple" xlink:href="https://docs.github.com/en/free-pro-team@latest/developers/webhooks-and-events/issue-event-types#reopened" text:style-name="Internet_20_link" text:visited-style-name="Visited_20_Internet_20_Link"><text:span text:style-name="T1">reopened</text:span></text:a></text:h>
      <text:p text:style-name="P8">The issue or pull request was reopened.</text:p>
      <text:h text:style-name="Heading_20_3" text:outline-level="3"><text:bookmark text:name="review_dismissed"/><text:soft-page-break/><text:a xlink:type="simple" xlink:href="https://docs.github.com/en/free-pro-team@latest/developers/webhooks-and-events/issue-event-types#review_dismissed" text:style-name="Internet_20_link" text:visited-style-name="Visited_20_Internet_20_Link"><text:span text:style-name="T1">review_dismissed</text:span></text:a></text:h>
      <text:p text:style-name="P8">The pull request review was dismissed.</text:p>
      <text:h text:style-name="Heading_20_3" text:outline-level="3"><text:bookmark text:name="review_requested"/><text:a xlink:type="simple" xlink:href="https://docs.github.com/en/free-pro-team@latest/developers/webhooks-and-events/issue-event-types#review_requested" text:style-name="Internet_20_link" text:visited-style-name="Visited_20_Internet_20_Link"><text:span text:style-name="T1">review_requested</text:span></text:a></text:h>
      <text:p text:style-name="P8">A pull request review was requested.</text:p>
      <text:h text:style-name="Heading_20_3" text:outline-level="3"><text:bookmark text:name="review_request_removed"/><text:a xlink:type="simple" xlink:href="https://docs.github.com/en/free-pro-team@latest/developers/webhooks-and-events/issue-event-types#review_request_removed" text:style-name="Internet_20_link" text:visited-style-name="Visited_20_Internet_20_Link"><text:span text:style-name="T1">review_request_removed</text:span></text:a></text:h>
      <text:p text:style-name="P8">A pull request review request was removed.</text:p>
      <text:p text:style-name="Text_20_body"><text:line-break/><text:bookmark text:name="reviewed"/><text:a xlink:type="simple" xlink:href="https://docs.github.com/en/free-pro-team@latest/developers/webhooks-and-events/issue-event-types#reviewed" text:style-name="Internet_20_link" text:visited-style-name="Visited_20_Internet_20_Link"><text:span text:style-name="T1">reviewed</text:span></text:a></text:p>
      <text:p text:style-name="P8">The pull request was reviewed.</text:p>
      <text:h text:style-name="Heading_20_3" text:outline-level="3"><text:bookmark text:name="subscribed"/><text:a xlink:type="simple" xlink:href="https://docs.github.com/en/free-pro-team@latest/developers/webhooks-and-events/issue-event-types#subscribed" text:style-name="Internet_20_link" text:visited-style-name="Visited_20_Internet_20_Link"><text:span text:style-name="T1">subscribed</text:span></text:a></text:h>
      <text:p text:style-name="P8">Someone subscribed to receive notifications for an issue or pull request.</text:p>
      <text:h text:style-name="Heading_20_3" text:outline-level="3"><text:bookmark text:name="transferred"/><text:a xlink:type="simple" xlink:href="https://docs.github.com/en/free-pro-team@latest/developers/webhooks-and-events/issue-event-types#transferred" text:style-name="Internet_20_link" text:visited-style-name="Visited_20_Internet_20_Link"><text:span text:style-name="T1">transferred</text:span></text:a></text:h>
      <text:p text:style-name="P8">The issue was transferred to another repository.</text:p>
      <text:h text:style-name="Heading_20_3" text:outline-level="3"><text:bookmark text:name="unassigned"/><text:a xlink:type="simple" xlink:href="https://docs.github.com/en/free-pro-team@latest/developers/webhooks-and-events/issue-event-types#unassigned" text:style-name="Internet_20_link" text:visited-style-name="Visited_20_Internet_20_Link"><text:span text:style-name="T1">unassigned</text:span></text:a></text:h>
      <text:p text:style-name="P8">A user was unassigned from the issue.</text:p>
      <text:h text:style-name="Heading_20_3" text:outline-level="3"><text:bookmark text:name="unlabeled"/><text:a xlink:type="simple" xlink:href="https://docs.github.com/en/free-pro-team@latest/developers/webhooks-and-events/issue-event-types#unlabeled" text:style-name="Internet_20_link" text:visited-style-name="Visited_20_Internet_20_Link"><text:span text:style-name="T1">unlabeled</text:span></text:a></text:h>
      <text:p text:style-name="P8">A label was removed from the issue.</text:p>
      <text:p text:style-name="Text_20_body"><text:line-break/><text:bookmark text:name="unlocked"/><text:a xlink:type="simple" xlink:href="https://docs.github.com/en/free-pro-team@latest/developers/webhooks-and-events/issue-event-types#unlocked" text:style-name="Internet_20_link" text:visited-style-name="Visited_20_Internet_20_Link"><text:span text:style-name="T1">unlocked</text:span></text:a></text:p>
      <text:p text:style-name="P8">The issue was unlocked.</text:p>
      <text:p text:style-name="Text_20_body"><text:line-break/><text:bookmark text:name="unmarked_as_duplicate"/><text:a xlink:type="simple" xlink:href="https://docs.github.com/en/free-pro-team@latest/developers/webhooks-and-events/issue-event-types#unmarked_as_duplicate" text:style-name="Internet_20_link" text:visited-style-name="Visited_20_Internet_20_Link"><text:span text:style-name="T1">unmarked_as_duplicate</text:span></text:a></text:p>
      <text:p text:style-name="P8">An issue that a user had previously marked as a duplicate of another issue is no longer considered a duplicate, or a pull request that a user had previously marked as a duplicate of another pull request is no longer considered a duplicate.</text:p>
      <text:h text:style-name="Heading_20_3" text:outline-level="3"><text:bookmark text:name="unpinned"/><text:a xlink:type="simple" xlink:href="https://docs.github.com/en/free-pro-team@latest/developers/webhooks-and-events/issue-event-types#unpinned" text:style-name="Internet_20_link" text:visited-style-name="Visited_20_Internet_20_Link"><text:span text:style-name="T1">unpinned</text:span></text:a></text:h>
      <text:p text:style-name="P8">The issue was unpinned.</text:p>
      <text:h text:style-name="Heading_20_3" text:outline-level="3"><text:bookmark text:name="unsubscribed"/><text:soft-page-break/><text:a xlink:type="simple" xlink:href="https://docs.github.com/en/free-pro-team@latest/developers/webhooks-and-events/issue-event-types#unsubscribed" text:style-name="Internet_20_link" text:visited-style-name="Visited_20_Internet_20_Link"><text:span text:style-name="T1">unsubscribed</text:span></text:a></text:h>
      <text:p text:style-name="P8">Someone unsubscribed from receiving notifications for an issue or pull request.</text:p>
      <text:h text:style-name="Heading_20_3" text:outline-level="3"><text:bookmark text:name="user_blocked"/><text:a xlink:type="simple" xlink:href="https://docs.github.com/en/free-pro-team@latest/developers/webhooks-and-events/issue-event-types#user_blocked" text:style-name="Internet_20_link" text:visited-style-name="Visited_20_Internet_20_Link"><text:span text:style-name="T1">user_blocked</text:span></text:a></text:h>
      <text:p text:style-name="P6"><text:span text:style-name="T4">An organization owner blocked a user from the organization. This was done </text:span><text:a xlink:type="simple" xlink:href="https://docs.github.com/en/free-pro-team@latest/articles/blocking-a-user-from-your-organization#blocking-a-user-in-a-comment" text:style-name="Internet_20_link" text:visited-style-name="Visited_20_Internet_20_Link"><text:span text:style-name="T2">through one of the blocked user's comments on the issue</text:span></text:a><text:span text:style-name="T4">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apple-system, BlinkMacSystemFont, 'Segoe UI', Helvetica, Arial, sans-serif, 'Apple Color Emoji', 'Segoe UI Emoji', 'Segoe UI Symbol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7:15:09.866288261</meta:creation-date>
    <dc:date>2020-11-27T17:24:34.968089850</dc:date>
    <meta:editing-duration>PT9M2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5" meta:paragraph-count="91" meta:word-count="652" meta:character-count="4184" meta:non-whitespace-character-count="3617"/>
  </office:meta>
</office:document-meta>
</file>